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7e0021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7e0021" draw:textarea-horizontal-align="justify" draw:textarea-vertical-align="middle" draw:auto-grow-height="false"/>
    </style:style>
    <style:style style:name="co1" style:family="table-column">
      <style:table-column-properties style:column-width="3.221cm" style:use-optimal-column-width="false"/>
    </style:style>
    <style:style style:name="co2" style:family="table-column">
      <style:table-column-properties style:column-width="3.228cm" style:use-optimal-column-width="false"/>
    </style:style>
    <style:style style:name="co3" style:family="table-column">
      <style:table-column-properties style:column-width="3.31cm" style:use-optimal-column-width="false"/>
    </style:style>
    <style:style style:name="co4" style:family="table-column">
      <style:table-column-properties style:column-width="3.315cm" style:use-optimal-column-width="false"/>
    </style:style>
    <style:style style:name="co5" style:family="table-column">
      <style:table-column-properties style:column-width="3.316cm" style:use-optimal-column-width="false"/>
    </style:style>
    <style:style style:name="co6" style:family="table-column">
      <style:table-column-properties style:column-width="3.284cm" style:use-optimal-column-width="false"/>
    </style:style>
    <style:style style:name="co7" style:family="table-column">
      <style:table-column-properties style:column-width="3.285cm" style:use-optimal-column-width="false"/>
    </style:style>
    <style:style style:name="co8" style:family="table-column">
      <style:table-column-properties style:column-width="3.311cm" style:use-optimal-column-width="false"/>
    </style:style>
    <style:style style:name="co9" style:family="table-column">
      <style:table-column-properties style:column-width="3.312cm" style:use-optimal-column-width="false"/>
    </style:style>
    <style:style style:name="co10" style:family="table-column">
      <style:table-column-properties style:column-width="4.186cm" style:use-optimal-column-width="false"/>
    </style:style>
    <style:style style:name="co11" style:family="table-column">
      <style:table-column-properties style:column-width="3.794cm" style:use-optimal-column-width="false"/>
    </style:style>
    <style:style style:name="ro1" style:family="table-row">
      <style:table-row-properties style:row-height="1.951cm"/>
    </style:style>
    <style:style style:name="ro2" style:family="table-row">
      <style:table-row-properties style:row-height="1.84cm"/>
    </style:style>
    <style:style style:name="ro3" style:family="table-row">
      <style:table-row-properties style:row-height="1.943cm"/>
    </style:style>
    <style:style style:name="ro4" style:family="table-row">
      <style:table-row-properties style:row-height="2.423cm"/>
    </style:style>
    <style:style style:name="ro5" style:family="table-row">
      <style:table-row-properties style:row-height="2.035cm"/>
    </style:style>
    <style:style style:name="ce1" style:family="table-cell">
      <style:graphic-properties style:repeat="repeat"/>
      <style:paragraph-properties fo:margin-left="0cm" fo:margin-right="0cm" fo:text-indent="0cm"/>
      <style:text-properties fo:font-size="40pt" style:font-size-asian="40pt" style:font-size-complex="40p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margin-left="0cm" fo:margin-right="0cm" fo:text-align="center" fo:text-indent="0cm"/>
      <style:text-properties fo:color="#ff6600" fo:font-size="40pt" style:font-size-asian="40pt" style:font-size-complex="40pt"/>
    </style:style>
    <style:style style:name="ce4" style:family="table-cell">
      <style:graphic-properties style:repeat="repeat"/>
      <style:paragraph-properties fo:text-align="center"/>
      <style:text-properties fo:color="#ff6600"/>
    </style:style>
    <style:style style:name="ce5" style:family="table-cell">
      <style:graphic-properties style:repeat="repeat"/>
      <style:text-properties fo:font-weight="bold" style:font-weight-asian="bold" style:font-weight-complex="bold"/>
    </style:style>
    <style:style style:name="ce6" style:family="table-cell">
      <style:graphic-properties style:repeat="repeat"/>
      <style:text-properties fo:color="#003333"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center"/>
      <style:text-properties fo:color="#003333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paragraph-properties fo:text-align="center"/>
      <style:text-properties fo:font-size="40pt" style:font-size-asian="40pt" style:font-size-complex="40pt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ff6600" fo:font-size="40pt" style:font-size-asian="40pt" style:font-size-complex="4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003333" fo:font-size="40pt" style:font-size-asian="40pt" style:font-size-complex="40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5.774cm" svg:height="1.95cm" svg:x="24.242cm" svg:y="4.4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"><text:span text:style-name="T1">10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20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1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11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3.244cm" svg:height="1.839cm" svg:x="16.553cm" svg:y="17.04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2">
              <table:table-cell table:style-name="ce1">
                <text:p text:style-name="P1"><text:span text:style-name="T2">3</text:span></text:p>
              </table:table-cell>
              <table:table-cell>
                <text:p text:style-name="P1"><text:span text:style-name="T2">6</text:span></text:p>
              </table:table-cell>
              <table:table-cell>
                <text:p text:style-name="P1"><text:span text:style-name="T2">9</text:span></text:p>
              </table:table-cell>
              <table:table-cell>
                <text:p text:style-name="P1"><text:span text:style-name="T2">8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9.935cm" svg:height="1.942cm" svg:x="49.388cm" svg:y="17.19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5"/>
            <table:table-row table:style-name="ro3" table:default-cell-style-name="ce2">
              <table:table-cell table:style-name="ce1">
                <text:p text:style-name="P1"><text:span text:style-name="T1">20</text:span></text:p>
              </table:table-cell>
              <table:table-cell>
                <text:p text:style-name="P1"><text:span text:style-name="T1">11</text:span></text:p>
              </table:table-cell>
              <table:table-cell>
                <text:p text:style-name="P1"><text:span text:style-name="T1">1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9.853cm" svg:height="1.839cm" svg:x="24.167cm" svg:y="24.762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7"/>
            <table:table-row table:style-name="ro2" table:default-cell-style-name="ce2">
              <table:table-cell table:style-name="ce1">
                <text:p text:style-name="P1"><text:span text:style-name="T1">6</text:span></text:p>
              </table:table-cell>
              <table:table-cell>
                <text:p text:style-name="P1"><text:span text:style-name="T1">9</text:span></text:p>
              </table:table-cell>
              <table:table-cell>
                <text:p text:style-name="P1"><text:span text:style-name="T1">8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6.622cm" svg:height="1.839cm" svg:x="44.921cm" svg:y="24.523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2">
              <table:table-cell table:style-name="ce3">
                <text:p text:style-name="P1"><text:span text:style-name="T2">11</text:span></text:p>
              </table:table-cell>
              <table:table-cell table:style-name="ce4">
                <text:p text:style-name="P1"><text:span text:style-name="T2">12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8.371cm" svg:height="2.422cm" svg:x="30.935cm" svg:y="34.562cm">
          <table:table table:template-name="default" table:use-first-row-styles="true" table:use-banding-rows-styles="true">
            <table:table-column table:style-name="co10"/>
            <table:table-column table:style-name="co10"/>
            <table:table-row table:style-name="ro4">
              <table:table-cell table:style-name="ce5">
                <text:p text:style-name="P1"><text:span text:style-name="T1">9</text:span></text:p>
              </table:table-cell>
              <table:table-cell table:style-name="ce2">
                <text:p text:style-name="P1"><text:span text:style-name="T1">8</text:span>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1" draw:text-style-name="P1" draw:layer="layout" svg:x1="35.65cm" svg:y1="8.912cm" svg:x2="19.151cm" svg:y2="16.406cm">
          <text:p/>
        </draw:line>
        <draw:line draw:style-name="gr1" draw:text-style-name="P1" draw:layer="layout" svg:x1="30.443cm" svg:y1="29.74cm" svg:x2="33.618cm" svg:y2="34.185cm">
          <text:p/>
        </draw:line>
        <draw:line draw:style-name="gr1" draw:text-style-name="P1" draw:layer="layout" svg:x1="36.941cm" svg:y1="34.147cm" svg:x2="31.967cm" svg:y2="28.978cm">
          <text:p/>
        </draw:line>
        <draw:line draw:style-name="gr1" draw:text-style-name="P1" draw:layer="layout" svg:x1="25.374cm" svg:y1="16.66cm" svg:x2="36.539cm" svg:y2="9.674cm">
          <text:p/>
        </draw:line>
        <draw:line draw:style-name="gr1" draw:text-style-name="P1" draw:layer="layout" svg:x1="36.92cm" svg:y1="9.547cm" svg:x2="53.06cm" svg:y2="16.787cm">
          <text:p/>
        </draw:line>
        <draw:line draw:style-name="gr1" draw:text-style-name="P1" draw:layer="layout" svg:x1="58.891cm" svg:y1="16.913cm" svg:x2="38.063cm" svg:y2="8.785cm">
          <text:p/>
        </draw:line>
        <draw:frame draw:style-name="gr2" draw:text-style-name="P2" draw:layer="layout" svg:width="8.112cm" svg:height="1.513cm" svg:x="18.013cm" svg:y="12.164cm">
          <draw:text-box>
            <text:p><text:span text:style-name="T3">qs(arr, lo, p-1)</text:span></text:p>
          </draw:text-box>
        </draw:frame>
        <draw:frame draw:style-name="gr3" draw:text-style-name="P3" draw:layer="layout" svg:width="4.191cm" svg:height="1.022cm" svg:x="19.796cm" svg:y="22.209cm">
          <draw:text-box>
            <text:p text:style-name="P3"><text:span text:style-name="T4">qs(arr, hi, p+1)</text:span></text:p>
          </draw:text-box>
        </draw:frame>
        <draw:frame draw:style-name="gr4" draw:text-style-name="P2" draw:layer="layout" svg:width="10.421cm" svg:height="1.524cm" svg:x="34.5cm" svg:y="7.37cm">
          <draw:text-box>
            <text:p><text:span text:style-name="T3">p = partition(arr)</text:span></text:p>
          </draw:text-box>
        </draw:frame>
        <draw:custom-shape draw:style-name="gr5" draw:text-style-name="P1" draw:layer="layout" svg:width="1.27cm" svg:height="1.524cm" svg:x="24.983cm" svg:y="2.3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27cm" svg:height="1.778cm" svg:x="17.617cm" svg:y="14.6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397cm" svg:height="1.27cm" svg:x="49.494cm" svg:y="15.6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" draw:layer="layout" svg:width="5.461cm" svg:height="1.524cm" svg:x="21.554cm" svg:y="19.327cm">
          <draw:text-box>
            <text:p><text:span text:style-name="T3">partition()</text:span></text:p>
          </draw:text-box>
        </draw:frame>
        <draw:line draw:style-name="gr1" draw:text-style-name="P1" draw:layer="layout" svg:x1="23.712cm" svg:y1="21.485cm" svg:x2="26.379cm" svg:y2="24.66cm">
          <text:p/>
        </draw:line>
        <draw:line draw:style-name="gr1" draw:text-style-name="P1" draw:layer="layout" svg:x1="32.369cm" svg:y1="24.495cm" svg:x2="25.49cm" svg:y2="20.723cm">
          <text:p/>
        </draw:line>
        <draw:frame draw:style-name="gr4" draw:text-style-name="P2" draw:layer="layout" svg:width="5.461cm" svg:height="1.524cm" svg:x="52.415cm" svg:y="19.327cm">
          <draw:text-box>
            <text:p><text:span text:style-name="T3">partition()</text:span></text:p>
          </draw:text-box>
        </draw:frame>
        <draw:frame draw:style-name="gr4" draw:text-style-name="P2" draw:layer="layout" svg:width="5.461cm" svg:height="1.524cm" svg:x="28.157cm" svg:y="27.2cm">
          <draw:text-box>
            <text:p><text:span text:style-name="T3">partition()</text:span></text:p>
          </draw:text-box>
        </draw:frame>
        <draw:frame draw:style-name="gr4" draw:text-style-name="P2" draw:layer="layout" svg:width="5.461cm" svg:height="1.524cm" svg:x="45.937cm" svg:y="26.946cm">
          <draw:text-box>
            <text:p><text:span text:style-name="T3">partition()</text:span></text:p>
          </draw:text-box>
        </draw:frame>
        <draw:frame draw:style-name="gr6" draw:text-style-name="P4" draw:layer="layout" svg:width="3.483cm" svg:height="1.038cm" svg:x="32.442cm" svg:y="37.068cm">
          <draw:text-box>
            <text:p text:style-name="P4"><text:span text:style-name="T5">partition()</text:span></text:p>
          </draw:text-box>
        </draw:frame>
        <draw:line draw:style-name="gr1" draw:text-style-name="P1" draw:layer="layout" svg:x1="54.192cm" svg:y1="20.596cm" svg:x2="45.429cm" svg:y2="24.279cm">
          <text:p/>
        </draw:line>
        <draw:line draw:style-name="gr1" draw:text-style-name="P1" draw:layer="layout" svg:x1="51.144cm" svg:y1="24.279cm" svg:x2="54.7cm" svg:y2="20.85cm">
          <text:p/>
        </draw:line>
        <draw:custom-shape draw:style-name="gr5" draw:text-style-name="P1" draw:layer="layout" svg:width="1.016cm" svg:height="1.143cm" svg:x="24.22cm" svg:y="23.3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27cm" svg:height="1.143cm" svg:x="31.205cm" svg:y="33.16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27cm" svg:height="1.016cm" svg:x="45.683cm" svg:y="22.7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standard" draw:layer="layout" svg:width="3.793cm" svg:height="2.034cm" svg:x="53.963cm" svg:y="33.186cm">
          <table:table table:template-name="default" table:use-first-row-styles="true" table:use-banding-rows-styles="true">
            <table:table-column table:style-name="co11"/>
            <table:table-row table:style-name="ro5">
              <table:table-cell table:style-name="ce6">
                <text:p text:style-name="P5"><text:span text:style-name="T6">12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7" draw:text-style-name="P6" draw:layer="layout" svg:width="2.413cm" svg:height="2.286cm" svg:x="15.732cm" svg:y="81.625cm">
          <text:p text:style-name="P6"><text:span text:style-name="T7">pivo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7" draw:layer="layout" svg:width="2.413cm" svg:height="2.286cm" svg:x="37.449cm" svg:y="17.003cm">
          <text:p text:style-name="P7"><text:span text:style-name="T1">1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7" draw:layer="layout" svg:width="2.413cm" svg:height="2.286cm" svg:x="19.923cm" svg:y="24.622cm">
          <text:p text:style-name="P7"><text:span text:style-name="T1">3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7" draw:layer="layout" svg:width="2.413cm" svg:height="2.286cm" svg:x="26.273cm" svg:y="34.655cm">
          <text:p text:style-name="P7"><text:span text:style-name="T1">6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7" draw:layer="layout" svg:width="2.413cm" svg:height="2.286cm" svg:x="55.102cm" svg:y="38.846cm">
          <text:p text:style-name="P7"><text:span text:style-name="T1">12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7" draw:layer="layout" svg:width="2.413cm" svg:height="2.286cm" svg:x="28.178cm" svg:y="47.228cm">
          <text:p text:style-name="P7"><text:span text:style-name="T1">8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1" draw:text-style-name="P1" draw:layer="layout" svg:x1="33.131cm" svg:y1="38.211cm" svg:x2="29.829cm" svg:y2="42.402cm">
          <text:p/>
        </draw:line>
        <draw:custom-shape draw:style-name="gr7" draw:text-style-name="P7" draw:layer="layout" svg:width="2.413cm" svg:height="2.286cm" svg:x="54.213cm" svg:y="24.368cm">
          <text:p text:style-name="P7"><text:span text:style-name="T1">2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standard" draw:layer="layout" svg:width="3.793cm" svg:height="2.034cm" svg:x="27.802cm" svg:y="42.621cm">
          <table:table table:template-name="default" table:use-first-row-styles="true" table:use-banding-rows-styles="true">
            <table:table-column table:style-name="co11"/>
            <table:table-row table:style-name="ro5">
              <table:table-cell table:style-name="ce5">
                <text:p text:style-name="P1"><text:span text:style-name="T2">8</text:span>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1" draw:text-style-name="P1" draw:layer="layout" svg:x1="50.911cm" svg:y1="28.432cm" svg:x2="54.594cm" svg:y2="33.131cm">
          <text:p/>
        </draw:line>
        <draw:custom-shape draw:style-name="gr7" draw:text-style-name="P7" draw:layer="layout" svg:width="2.413cm" svg:height="2.286cm" svg:x="47.355cm" svg:y="33.258cm">
          <text:p text:style-name="P7"><text:span text:style-name="T1">11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2" draw:text-style-name="P2" draw:layer="layout" svg:width="8.001cm" svg:height="1.513cm" svg:x="36.756cm" svg:y="12.805cm">
          <draw:text-box>
            <text:p><text:span text:style-name="T3">qs(arr, hi, p+1)</text:span></text:p>
          </draw:text-box>
        </draw:frame>
        <draw:frame draw:style-name="gr2" draw:text-style-name="P4" draw:layer="layout" svg:width="5.207cm" svg:height="1.276cm" svg:x="48.245cm" svg:y="31.226cm">
          <draw:text-box>
            <text:p text:style-name="P4"><text:span text:style-name="T5">qs(arr, hi, p+1)</text:span></text:p>
          </draw:text-box>
        </draw:frame>
        <draw:frame draw:style-name="gr2" draw:text-style-name="P4" draw:layer="layout" svg:width="5.207cm" svg:height="1.276cm" svg:x="26.654cm" svg:y="38.846cm">
          <draw:text-box>
            <text:p text:style-name="P4"><text:span text:style-name="T5">qs(arr, hi, p-1)</text:span></text:p>
          </draw:text-box>
        </draw:frame>
        <draw:frame draw:style-name="gr2" draw:text-style-name="P4" draw:layer="layout" svg:width="5.207cm" svg:height="1.276cm" svg:x="26.821cm" svg:y="31.374cm">
          <draw:text-box>
            <text:p text:style-name="P4"><text:span text:style-name="T5">qs(arr, hi, p+1)</text:span></text:p>
          </draw:text-box>
        </draw:frame>
        <draw:line draw:style-name="gr1" draw:text-style-name="P1" draw:layer="layout" svg:x1="31.099cm" svg:y1="42.402cm" svg:x2="34.147cm" svg:y2="38.211cm">
          <text:p/>
        </draw:line>
        <draw:line draw:style-name="gr1" draw:text-style-name="P1" draw:layer="layout" svg:x1="56.753cm" svg:y1="32.75cm" svg:x2="50.657cm" svg:y2="26.908cm">
          <text:p/>
        </draw:line>
        <draw:custom-shape draw:style-name="gr8" draw:text-style-name="P8" draw:layer="layout" svg:width="13.589cm" svg:height="2.794cm" svg:x="45.323cm" svg:y="65.918cm">
          <text:p text:style-name="P8"><text:span text:style-name="T8">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2.413cm" svg:height="2.286cm" svg:x="34.147cm" svg:y="42.403cm">
          <text:p text:style-name="P7"><text:span text:style-name="T1">9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8" draw:text-style-name="P8" draw:layer="layout" svg:width="9.017cm" svg:height="2.794cm" svg:x="56.88cm" svg:y="73.665cm">
          <text:p text:style-name="P8"><text:span text:style-name="T8">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2.413cm" svg:height="2.286cm" svg:x="53.578cm" svg:y="74.046cm">
          <text:p text:style-name="P6"><text:span text:style-name="T7">pivo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6" draw:layer="layout" svg:width="2.413cm" svg:height="2.286cm" svg:x="40.878cm" svg:y="66.427cm">
          <text:p text:style-name="P6"><text:span text:style-name="T7">pivo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8" draw:layer="layout" svg:width="13.589cm" svg:height="2.794cm" svg:x="25.003cm" svg:y="66.299cm">
          <text:p text:style-name="P8"><text:span text:style-name="T8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9.017cm" svg:height="2.794cm" svg:x="17.637cm" svg:y="74.005cm">
          <text:p text:style-name="P8"><text:span text:style-name="T8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9.017cm" svg:height="2.794cm" svg:x="44.18cm" svg:y="73.919cm">
          <text:p text:style-name="P8"><text:span text:style-name="T8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9.017cm" svg:height="2.794cm" svg:x="31.734cm" svg:y="74.005cm">
          <text:p text:style-name="P8"><text:span text:style-name="T8">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13.589cm" svg:height="2.794cm" svg:x="35.417cm" svg:y="60.077cm">
          <text:p text:style-name="P8"><text:span text:style-name="T8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2.413cm" svg:height="2.286cm" svg:x="27.797cm" svg:y="74.513cm">
          <text:p text:style-name="P6"><text:span text:style-name="T7">pivo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6" draw:layer="layout" svg:width="2.413cm" svg:height="2.286cm" svg:x="38.084cm" svg:y="81.371cm">
          <text:p text:style-name="P6"><text:span text:style-name="T7">pivo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6" draw:layer="layout" svg:width="2.413cm" svg:height="2.286cm" svg:x="44.18cm" svg:y="85.816cm">
          <text:p text:style-name="P6"><text:span text:style-name="T7">pivo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6" draw:layer="layout" svg:width="2.413cm" svg:height="2.286cm" svg:x="57.515cm" svg:y="81.752cm">
          <text:p text:style-name="P6"><text:span text:style-name="T7">pivo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6" draw:layer="layout" svg:width="2.413cm" svg:height="2.286cm" svg:x="65.135cm" svg:y="85.816cm">
          <text:p text:style-name="P6"><text:span text:style-name="T7">pivo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6" draw:layer="layout" svg:width="2.413cm" svg:height="2.286cm" svg:x="31.734cm" svg:y="85.308cm">
          <text:p text:style-name="P6"><text:span text:style-name="T7">pivo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1" draw:text-style-name="P1" draw:layer="layout" svg:x1="36.687cm" svg:y1="62.575cm" svg:x2="31.861cm" svg:y2="66.131cm">
          <text:p/>
        </draw:line>
        <draw:line draw:style-name="gr1" draw:text-style-name="P1" draw:layer="layout" svg:x1="26.908cm" svg:y1="68.671cm" svg:x2="20.812cm" svg:y2="73.878cm">
          <text:p/>
        </draw:line>
        <draw:line draw:style-name="gr1" draw:text-style-name="P1" draw:layer="layout" svg:x1="21.955cm" svg:y1="77.307cm" svg:x2="23.733cm" svg:y2="81.371cm">
          <text:p/>
        </draw:line>
        <draw:line draw:style-name="gr1" draw:text-style-name="P1" draw:layer="layout" svg:x1="24.368cm" svg:y1="81.117cm" svg:x2="23.606cm" svg:y2="77.18cm">
          <text:p/>
        </draw:line>
        <draw:line draw:style-name="gr1" draw:text-style-name="P1" draw:layer="layout" svg:x1="33.131cm" svg:y1="76.799cm" svg:x2="32.496cm" svg:y2="80.99cm">
          <text:p/>
        </draw:line>
        <draw:line draw:style-name="gr1" draw:text-style-name="P1" draw:layer="layout" svg:x1="33.258cm" svg:y1="80.99cm" svg:x2="35.417cm" svg:y2="77.307cm">
          <text:p/>
        </draw:line>
        <draw:line draw:style-name="gr1" draw:text-style-name="P1" draw:layer="layout" svg:x1="25.003cm" svg:y1="73.751cm" svg:x2="31.099cm" svg:y2="69.306cm">
          <text:p/>
        </draw:line>
        <draw:line draw:style-name="gr1" draw:text-style-name="P1" draw:layer="layout" svg:x1="31.607cm" svg:y1="69.687cm" svg:x2="34.782cm" svg:y2="73.751cm">
          <text:p/>
        </draw:line>
        <draw:line draw:style-name="gr1" draw:text-style-name="P1" draw:layer="layout" svg:x1="38.084cm" svg:y1="73.751cm" svg:x2="33.004cm" svg:y2="69.56cm">
          <text:p/>
        </draw:line>
        <draw:line draw:style-name="gr1" draw:text-style-name="P1" draw:layer="layout" svg:x1="36.687cm" svg:y1="66.258cm" svg:x2="37.068cm" svg:y2="62.956cm">
          <text:p/>
        </draw:line>
        <draw:line draw:style-name="gr1" draw:text-style-name="P1" draw:layer="layout" svg:x1="46.212cm" svg:y1="63.083cm" svg:x2="48.244cm" svg:y2="65.75cm">
          <text:p/>
        </draw:line>
        <draw:line draw:style-name="gr1" draw:text-style-name="P1" draw:layer="layout" svg:x1="48.752cm" svg:y1="69.052cm" svg:x2="46.339cm" svg:y2="73.624cm">
          <text:p/>
        </draw:line>
        <draw:line draw:style-name="gr1" draw:text-style-name="P1" draw:layer="layout" svg:x1="45.45cm" svg:y1="76.672cm" svg:x2="44.688cm" svg:y2="81.244cm">
          <text:p/>
        </draw:line>
        <draw:line draw:style-name="gr1" draw:text-style-name="P1" draw:layer="layout" svg:x1="45.577cm" svg:y1="80.99cm" svg:x2="48.244cm" svg:y2="77.307cm">
          <text:p/>
        </draw:line>
        <draw:line draw:style-name="gr1" draw:text-style-name="P1" draw:layer="layout" svg:x1="52.308cm" svg:y1="74.132cm" svg:x2="50.276cm" svg:y2="69.052cm">
          <text:p/>
        </draw:line>
        <draw:line draw:style-name="gr1" draw:text-style-name="P1" draw:layer="layout" svg:x1="53.959cm" svg:y1="69.179cm" svg:x2="57.769cm" svg:y2="73.37cm">
          <text:p/>
        </draw:line>
        <draw:line draw:style-name="gr1" draw:text-style-name="P1" draw:layer="layout" svg:x1="63.103cm" svg:y1="73.116cm" svg:x2="55.737cm" svg:y2="69.052cm">
          <text:p/>
        </draw:line>
        <draw:line draw:style-name="gr1" draw:text-style-name="P1" draw:layer="layout" svg:x1="54.086cm" svg:y1="65.496cm" svg:x2="47.482cm" svg:y2="62.829cm">
          <text:p/>
        </draw:line>
        <draw:custom-shape draw:style-name="gr10" draw:text-style-name="P1" draw:layer="layout" svg:width="3.302cm" svg:height="1.524cm" svg:x="22.59cm" svg:y="81.8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794cm" svg:height="1.778cm" svg:x="31.48cm" svg:y="81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2.413cm" svg:height="2.286cm" svg:x="23.225cm" svg:y="85.944cm">
          <text:p text:style-name="P6"><text:span text:style-name="T7">pivo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draw:layer="layout" svg:width="3.048cm" svg:height="1.905cm" svg:x="43.672cm" svg:y="81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2.413cm" svg:height="2.286cm" svg:x="51.292cm" svg:y="81.499cm">
          <text:p text:style-name="P6"><text:span text:style-name="T7">pivo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048cm" svg:height="1.905cm" svg:x="64.373cm" svg:y="81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2.087cm" svg:y1="76.926cm" svg:x2="65.008cm" svg:y2="81.625cm">
          <text:p/>
        </draw:line>
        <draw:line draw:style-name="gr1" draw:text-style-name="P1" draw:layer="layout" svg:x1="66.024cm" svg:y1="81.117cm" svg:x2="63.992cm" svg:y2="76.6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76.2cm" fo:page-height="10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1T23:14:03.347161000</meta:creation-date>
    <dc:date>2014-07-27T23:38:24.035419000</dc:date>
    <meta:editing-duration>PT12M8S</meta:editing-duration>
    <meta:editing-cycles>4</meta:editing-cycles>
    <meta:generator>LibreOffice/4.2.5.2$MacOSX_X86_64 LibreOffice_project/61cb170a04bb1f12e77c884eab9192be736ec5f5</meta:generator>
    <meta:document-statistic meta:object-count="90"/>
  </office:meta>
</office:document-meta>
</file>